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0"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2" style:family="paragraph" style:parent-style-name="Text_20_body">
      <style:paragraph-properties fo:text-align="start" style:justify-single-word="false"/>
      <style:text-properties officeooo:paragraph-rsid="001756f7"/>
    </style:style>
    <style:style style:name="P53" style:family="paragraph" style:parent-style-name="Text_20_body">
      <style:text-properties officeooo:rsid="02e82a24" officeooo:paragraph-rsid="001756f7" style:font-size-asian="12pt"/>
    </style:style>
    <style:style style:name="P5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2e82a24" officeooo:paragraph-rsid="00bb0ca2" style:font-size-asian="12pt"/>
    </style:style>
    <style:style style:name="P6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22e3c"/>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4d2121"/>
    </style:style>
    <style:style style:name="T76" style:family="text">
      <style:text-properties officeooo:rsid="014e0c95"/>
    </style:style>
    <style:style style:name="T77" style:family="text">
      <style:text-properties officeooo:rsid="014fc3dd"/>
    </style:style>
    <style:style style:name="T78" style:family="text">
      <style:text-properties officeooo:rsid="01518611"/>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5ec1f4"/>
    </style:style>
    <style:style style:name="T104" style:family="text">
      <style:text-properties officeooo:rsid="01650b1c"/>
    </style:style>
    <style:style style:name="T105" style:family="text">
      <style:text-properties officeooo:rsid="016cc309"/>
    </style:style>
    <style:style style:name="T106" style:family="text">
      <style:text-properties officeooo:rsid="016e1188"/>
    </style:style>
    <style:style style:name="T107" style:family="text">
      <style:text-properties officeooo:rsid="016f66e9"/>
    </style:style>
    <style:style style:name="T108" style:family="text">
      <style:text-properties style:text-position="super 58%"/>
    </style:style>
    <style:style style:name="T109" style:family="text">
      <style:text-properties officeooo:rsid="010156f4"/>
    </style:style>
    <style:style style:name="T110" style:family="text">
      <style:text-properties officeooo:rsid="01022465"/>
    </style:style>
    <style:style style:name="T111" style:family="text">
      <style:text-properties officeooo:rsid="01028fbb"/>
    </style:style>
    <style:style style:name="T112" style:family="text">
      <style:text-properties officeooo:rsid="01036bf4"/>
    </style:style>
    <style:style style:name="T113" style:family="text">
      <style:text-properties officeooo:rsid="01047476"/>
    </style:style>
    <style:style style:name="T114" style:family="text">
      <style:text-properties officeooo:rsid="011530e4"/>
    </style:style>
    <style:style style:name="T115" style:family="text">
      <style:text-properties officeooo:rsid="01103c30"/>
    </style:style>
    <style:style style:name="T116" style:family="text">
      <style:text-properties officeooo:rsid="01112cb0"/>
    </style:style>
    <style:style style:name="T117" style:family="text">
      <style:text-properties officeooo:rsid="011271a2"/>
    </style:style>
    <style:style style:name="T118" style:family="text">
      <style:text-properties fo:font-size="12pt" fo:font-weight="bold" officeooo:rsid="0426cbc9" style:font-size-asian="12pt" style:font-weight-asian="bold" style:font-size-complex="12pt" style:font-weight-complex="bold"/>
    </style:style>
    <style:style style:name="T119" style:family="text">
      <style:text-properties fo:font-size="12pt" fo:font-weight="bold" officeooo:rsid="02e82a24" style:font-size-asian="12pt" style:font-weight-asian="bold" style:font-size-complex="12pt" style:font-weight-complex="bold"/>
    </style:style>
    <style:style style:name="T120" style:family="text">
      <style:text-properties fo:font-size="12pt" fo:font-weight="normal" officeooo:rsid="02e82a24" style:font-size-asian="12pt" style:font-weight-asian="normal" style:font-size-complex="12pt" style:font-weight-complex="normal"/>
    </style:style>
    <style:style style:name="T121" style:family="text">
      <style:text-properties fo:font-size="12pt" fo:font-weight="normal" officeooo:rsid="038dd9cf" style:font-size-asian="12pt" style:font-weight-asian="normal" style:font-size-complex="12pt" style:font-weight-complex="normal"/>
    </style:style>
    <style:style style:name="T122" style:family="text">
      <style:text-properties fo:font-size="12pt" fo:font-weight="normal" officeooo:rsid="0026d4d6" style:font-size-asian="12pt" style:font-weight-asian="normal" style:font-size-complex="12pt" style:font-weight-complex="normal"/>
    </style:style>
    <style:style style:name="T123" style:family="text">
      <style:text-properties officeooo:rsid="038d9d4d"/>
    </style:style>
    <style:style style:name="T124" style:family="text">
      <style:text-properties officeooo:rsid="038dd9cf"/>
    </style:style>
    <style:style style:name="T125" style:family="text">
      <style:text-properties officeooo:rsid="0025668c"/>
    </style:style>
    <style:style style:name="T126" style:family="text">
      <style:text-properties fo:font-weight="normal" style:font-weight-asian="normal" style:font-weight-complex="normal"/>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weight="bold" style:font-weight-asian="bold"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style:font-style-asian="normal" style:font-style-complex="normal"/>
    </style:style>
    <style:style style:name="T132" style:family="text">
      <style:text-properties officeooo:rsid="00bb3130"/>
    </style:style>
    <style:style style:name="T13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our AWS CloudWatch) to notify us immediately when the server goes down. This will help maximise customer satisfaction, and </text:span><text:span text:style-name="T53">provide a more reliable service.</text:span></text:p>
            </text:list-item>
          </text:list>
        </text:list-item>
        <text:list-item>
          <text:p text:style-name="P29">Error <text:span text:style-name="T51">R</text:span>ates </text:p>
          <text:list>
            <text:list-item>
              <text:p text:style-name="P31">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5">the database is expected to receive a relatively lo</text:span><text:span text:style-name="T76">w volume of </text:span><text:span text:style-name="T77">read/write operations, </text:span><text:span text:style-name="T78">superseding the monitoring of its performance.</text:span><text:span text:style-name="T76"> </text:span></text:p>
            </text:list-item>
          </text:list>
        </text:list-item>
        <text:list-item>
          <text:p text:style-name="P34">Response Time</text:p>
          <text:list>
            <text:list-item>
              <text:p text:style-name="P35">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text:p>
      <text:p text:style-name="P43">Once <text:span text:style-name="T103">detected by CloudWatch, </text:span><text:span text:style-name="T104">a message</text:span><text:span text:style-name="T103"> will be </text:span><text:span text:style-name="T104">sent out</text:span><text:span text:style-name="T103"> immediately. The message will be delivered via SMS or in case of absence of associated phone number, email, to our volunteer developer.</text:span></text:p>
      <text:p text:style-name="P44">Rescuers in deployment and team leaders will follow the protocol and fall back on paper map and phone calls until issue is resolved.</text:p>
      <text:p text:style-name="P44"/>
      <text:p text:style-name="P41">2. Warning – <text:span text:style-name="T99">To be investigated within working hours</text:span></text:p>
      <text:p text:style-name="P45">This alert is triggered when there is an unexpected issue within the application – <text:span text:style-name="T105">Such as unusually high response times. </text:span></text:p>
      <text:p text:style-name="P46">In this scenario, <text:span text:style-name="T106">both the application and the web interface</text:span> <text:span text:style-name="T107">will</text:span> be used to issue the alert <text:span text:style-name="T107">to the team leaders, rescuers in deployment, and our developer.</text:span></text:p>
      <text:p text:style-name="P47"/>
      <text:p text:style-name="P48">The alerting system should be outsourced to a 3<text:span text:style-name="T108">rd</text:span> party provider rather than being self-hosted. This is to facilitate scenarios in which the host machine becomes inoperable. <text:span text:style-name="T109">Since operational costs are </text:span><text:soft-page-break/><text:span text:style-name="T109">a big constraint, I propose the incorporation of AWS CloudWatch. </text:span><text:span text:style-name="T110">The free plan provides enough capabilities </text:span><text:span text:style-name="T111">and sufficient data </text:span><text:span text:style-name="T112">to be </text:span><text:span text:style-name="T113">reliable on an ongoing basis. </text:span><text:span text:style-name="T114">Since the system is automated, no more staff needs to be onboarded.</text:span></text:p>
      <text:p text:style-name="P49"/>
      <text:p text:style-name="P50">The AWS instance will make periodic queries to our RESTful API, gathering performance data, <text:span text:style-name="T115">and comparing it against our alerting thresholds. Once a threshold is triggered, an alert is issued either via the API, or </text:span><text:span text:style-name="T116">phone </text:span><text:span text:style-name="T117">service </text:span><text:span text:style-name="T116">provider. </text:span></text:p>
      <text:p text:style-name="P25"/>
      <text:p text:style-name="P25"/>
      <text:p text:style-name="P25"/>
      <text:p text:style-name="P25"/>
      <text:p text:style-name="P25"/>
      <text:p text:style-name="P25"/>
      <text:p text:style-name="P25"/>
      <text:p text:style-name="P51">References</text:p>
      <text:p text:style-name="P52"><text:span text:style-name="Strong_20_Emphasis"><text:span text:style-name="T118">GD</text:span></text:span><text:span text:style-name="Strong_20_Emphasis"><text:span text:style-name="T119">P</text:span></text:span><text:span text:style-name="Strong_20_Emphasis"><text:span text:style-name="T118">R</text:span></text:span><text:span text:style-name="T120"> (</text:span>2018<text:span text:style-name="T120">) </text:span><text:span text:style-name="Emphasis"><text:span text:style-name="T120">General Data Protection Regulation.</text:span></text:span><text:span text:style-name="T120"> Available at: </text:span><text:a xlink:type="simple" xlink:href="https://gdpr-info.eu/" text:style-name="Internet_20_link" text:visited-style-name="Visited_20_Internet_20_Link"><text:span text:style-name="T120">https://gdpr-info.eu/</text:span></text:a><text:span text:style-name="T120"> (</text:span><text:span text:style-name="T121">Accessed: </text:span><text:span text:style-name="T122">5 </text:span><text:span text:style-name="T121"><text:s/></text:span><text:span text:style-name="T122">May</text:span><text:span text:style-name="T121"> 2026</text:span><text:span text:style-name="T120">).</text:span></text:p>
      <text:p text:style-name="P53"><text:span text:style-name="Strong_20_Emphasis">Data Protection Act 2018</text:span> (2018) <text:span text:style-name="Emphasis">c.12.</text:span> London: The Stationery Office. <text:span text:style-name="T123">Available at: </text:span><text:a xlink:type="simple" xlink:href="https://www.legislation.gov.uk/ukpga/2018/12" text:style-name="Internet_20_link" text:visited-style-name="Visited_20_Internet_20_Link"><text:span text:style-name="T123">https://www.legislation.gov.uk/ukpga/2018/12</text:span></text:a><text:span text:style-name="T123"> </text:span><text:span text:style-name="T124">(Accessed: </text:span><text:span text:style-name="T125">5 May</text:span><text:span text:style-name="T124"> 2026).</text:span></text:p>
      <text:p text:style-name="P5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4">Accessed: </text:span><text:span text:style-name="T125">5</text:span><text:span text:style-name="T124"> </text:span><text:span text:style-name="T125">May</text:span><text:span text:style-name="T124"> 2026</text:span>).</text:p>
      <text:p text:style-name="P55">National Cyber Security Centre <text:span text:style-name="T126">(2021) </text:span><text:span text:style-name="T127">Top tips for staying secure online.</text:span><text:span text:style-name="T126"> Available at: </text:span><text:a xlink:type="simple" xlink:href="https://www.ncsc.gov.uk/collection/top-tips-for-staying-secure-online/always-back-up-your-most-important-data#section_3" text:style-name="Internet_20_link" text:visited-style-name="Visited_20_Internet_20_Link"><text:span text:style-name="T126">https://www.ncsc.gov.uk/collection/top-tips-for-staying-secure-online/always-back-up-your-most-important-data#section_3</text:span></text:a><text:span text:style-name="T126"> (Accessed 5 May 2026).</text:span></text:p>
      <text:p text:style-name="P56"/>
      <text:p text:style-name="P57"><text:span text:style-name="T12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7"/>
      <text:p text:style-name="P58">Rubber Duck Debugging <text:span text:style-name="T126">(n.d.) </text:span><text:span text:style-name="T127">Debugging Software with a Rubber Ducky. </text:span><text:span text:style-name="T129">Available at: </text:span><text:a xlink:type="simple" xlink:href="https://rubberduckdebugging.com/" text:style-name="Internet_20_link" text:visited-style-name="Visited_20_Internet_20_Link"><text:span text:style-name="T129">https://rubberduckdebugging.com/</text:span></text:a><text:span text:style-name="T129"> (Accessed: 5 May 2026)</text:span></text:p>
      <text:p text:style-name="P59"/>
      <text:p text:style-name="P60"><text:span text:style-name="T130">Luka Netzler, Brian Lovell</text:span><text:span text:style-name="T13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1"/>
      <text:p text:style-name="P62">Christoph Bamberg, Julia Reinchenberger, Jens Blechert <text:span text:style-name="T126">(2025) </text:span><text:span text:style-name="T127">Stable cognitive performance while adapting to intermittent fasting: A randomised controlled trial</text:span><text:span text:style-name="T129">. Available at: </text:span><text:a xlink:type="simple" xlink:href="https://journals.sagepub.com/doi/10.1177/13591053251351204" text:style-name="Internet_20_link" text:visited-style-name="Visited_20_Internet_20_Link"><text:span text:style-name="T129">https://journals.sagepub.com/doi/10.1177/13591053251351204</text:span></text:a><text:span text:style-name="T129"> (Accessed: 5 May 2026).</text:span></text:p>
      <text:p text:style-name="P63"/>
      <text:p text:style-name="P64"><text:soft-page-break/><text:span text:style-name="Strong_20_Emphasis">Information Commissioner’s Office (ICO)</text:span> (2024<text:span text:style-name="T13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4">Accessed: </text:span><text:span text:style-name="T133">5 May </text:span><text:span text:style-name="T124">2026</text:span>).</text:p>
      <text:p text:style-name="P65">Dominik H Pesta, Varman T Samuel <text:span text:style-name="T126">(2014) </text:span><text:span text:style-name="T127">A high-protein diet for reducing body fat: mechanisms and possible caveats.</text:span><text:span text:style-name="T126"> Available at: </text:span><text:a xlink:type="simple" xlink:href="https://link.springer.com/article/10.1186/1743-7075-11-53" text:style-name="Internet_20_link" text:visited-style-name="Visited_20_Internet_20_Link"><text:span text:style-name="T126">https://link.springer.com/article/10.1186/1743-7075-11-53</text:span></text:a><text:span text:style-name="T126"> (Accessed: 5 May 2026).</text:span></text:p>
      <text:p text:style-name="P66"/>
      <text:p text:style-name="P67">Craig A. Williamson, Jari J. Morganti, Hannah E. Smithson <text:span text:style-name="T126">(2023) </text:span><text:span text:style-name="T127">Bright-light distractions and visual performance</text:span><text:span text:style-name="T126">. Available at: </text:span><text:a xlink:type="simple" xlink:href="https://www.frontiersin.org/journals/psychology/articles/10.3389/fpsyg.2023.1088975/full" text:style-name="Internet_20_link" text:visited-style-name="Visited_20_Internet_20_Link"><text:span text:style-name="T126">https://www.frontiersin.org/journals/psychology/articles/10.3389/fpsyg.2023.1088975/full</text:span></text:a><text:span text:style-name="T126"> (Accessed: 5 May 2026).</text:span></text:p>
      <text:p text:style-name="P68"/>
      <text:p text:style-name="P69">Ning Ding, Daniel Wagner, Xiaomeng Chen, Abhinav Pathak, Y. Charlie Hu, Andrew Rice <text:span text:style-name="T126">(2013) </text:span><text:span text:style-name="T127">Characterizing and modeling the impact of wireless signal strength on smartphone battery drain. </text:span><text:span text:style-name="T129">Available at: </text:span><text:a xlink:type="simple" xlink:href="https://dl.acm.org/doi/10.1145/2494232.2466586" text:style-name="Internet_20_link" text:visited-style-name="Visited_20_Internet_20_Link"><text:span text:style-name="T129">https://dl.acm.org/doi/10.1145/2494232.2466586</text:span></text:a><text:span text:style-name="T129"> (Accessed: 5 May 2026)</text:span></text:p>
      <text:p text:style-name="P70"/>
      <text:p text:style-name="P71">The Postman Team <text:span text:style-name="T126">(2025) </text:span><text:span text:style-name="T127">What are HTTP status codes? Complete Guide for API Developers</text:span><text:span text:style-name="T126">. Available at: </text:span><text:a xlink:type="simple" xlink:href="https://blog.postman.com/what-are-http-status-codes/" text:style-name="Internet_20_link" text:visited-style-name="Visited_20_Internet_20_Link"><text:span text:style-name="T126">https://blog.postman.com/what-are-http-status-codes/</text:span></text:a><text:span text:style-name="T12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1:08:25.453755106</dc:date>
    <meta:editing-duration>PT11H21M9S</meta:editing-duration>
    <meta:editing-cycles>258</meta:editing-cycles>
    <meta:document-statistic meta:table-count="0" meta:image-count="0" meta:object-count="0" meta:page-count="6" meta:paragraph-count="60" meta:word-count="1719" meta:character-count="11981" meta:non-whitespace-character-count="10315"/>
  </office:meta>
</office:document-meta>
</file>